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8cm" fo:min-width="0.397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9cm" svg:y1="1.936cm" svg:x2="8.518cm" svg:y2="1.936cm">
          <text:p/>
        </draw:line>
        <draw:line draw:style-name="gr2" draw:text-style-name="P1" draw:layer="layout" svg:x1="2.858cm" svg:y1="2.2cm" svg:x2="2.855cm" svg:y2="0.742cm">
          <text:p/>
        </draw:line>
        <draw:frame draw:style-name="gr3" draw:text-style-name="P2" draw:layer="layout" svg:width="2.102cm" svg:height="0.802cm" svg:x="1.636cm" svg:y="0.112cm">
          <draw:text-box>
            <text:p><text:span text:style-name="T1">کائل کی سمت</text:span></text:p>
          </draw:text-box>
        </draw:frame>
        <draw:line draw:style-name="gr1" draw:text-style-name="P1" draw:layer="layout" svg:x1="1.849cm" svg:y1="1.29cm" svg:x2="3.891cm" svg:y2="1.29cm">
          <text:p/>
        </draw:line>
        <draw:line draw:style-name="gr1" draw:text-style-name="P1" draw:layer="layout" svg:x1="3.891cm" svg:y1="1.29cm" svg:x2="3.881cm" svg:y2="2.54cm">
          <text:p/>
        </draw:line>
        <draw:line draw:style-name="gr1" draw:text-style-name="P1" draw:layer="layout" svg:x1="5.923cm" svg:y1="1.29cm" svg:x2="5.923cm" svg:y2="2.55cm">
          <text:p/>
        </draw:line>
        <draw:line draw:style-name="gr1" draw:text-style-name="P1" draw:layer="layout" svg:x1="5.923cm" svg:y1="1.29cm" svg:x2="7.955cm" svg:y2="1.29cm">
          <text:p/>
        </draw:line>
        <draw:line draw:style-name="gr1" draw:text-style-name="P1" draw:layer="layout" svg:x1="7.955cm" svg:y1="1.29cm" svg:x2="7.955cm" svg:y2="2.55cm">
          <text:p/>
        </draw:line>
        <draw:line draw:style-name="gr1" draw:text-style-name="P1" draw:layer="layout" svg:x1="1.849cm" svg:y1="1.29cm" svg:x2="1.849cm" svg:y2="2.54cm">
          <text:p/>
        </draw:line>
        <draw:frame draw:style-name="gr4" draw:layer="layout" svg:width="0.421cm" svg:height="0.469cm" svg:x="2.646cm" svg:y="2.1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4.91cm" svg:y1="1.931cm" svg:x2="4.911cm" svg:y2="2.179cm">
          <text:p/>
        </draw:line>
        <draw:frame draw:style-name="gr4" draw:layer="layout" svg:width="0.51cm" svg:height="0.469cm" svg:x="4.655cm" svg:y="2.11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" draw:text-style-name="P1" draw:layer="layout" svg:x1="6.932cm" svg:y1="1.931cm" svg:x2="6.933cm" svg:y2="2.179cm">
          <text:p/>
        </draw:line>
        <draw:frame draw:style-name="gr4" draw:layer="layout" svg:width="0.782cm" svg:height="0.469cm" svg:x="6.597cm" svg:y="2.11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855cm" svg:height="1.002cm" svg:x="0.284cm" svg:y="0.75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189cm" svg:height="1.002cm" svg:x="0.142cm" svg:y="2.01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5" draw:text-style-name="P1" draw:layer="layout" svg:x1="1.849cm" svg:y1="1.29cm" svg:x2="1.026cm" svg:y2="1.29cm">
          <text:p/>
        </draw:line>
        <draw:frame draw:style-name="gr4" draw:layer="layout" svg:width="0.434cm" svg:height="0.469cm" svg:x="8.131cm" svg:y="1.91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path draw:style-name="gr1" draw:text-style-name="P1" draw:id="id2" draw:layer="layout" svg:width="6.848cm" svg:height="0.396cm" draw:transform="rotate (3.1415926535892) translate (8.2800000000002cm 3.01699999999996cm)" svg:viewBox="0 0 6849 397" svg:d="m6566-5799c0 25-25 51-50 51h-204c-25 0-51-26-51-51v-235h-1738v234c0 25-25 51-50 51h-204c-25 0-51-26-51-51v-234h-1737v235c0 25-25 51-50 51h-204c-25 0-51-26-51-51v-235h-1747v164c0 25-25 51-50 51h-204c-25 0-51-26-51-51v-164h-57c-33 0-67 33-67 66v265c0 33 34 66 67 66h6716c33 0 66-33 66-66v-265c0-33-33-66-66-66h-217z">
          <draw:glue-point draw:id="4" svg:x="-0.474cm" svg:y="-0.125cm"/>
          <text:p/>
        </draw:path>
        <draw:custom-shape draw:style-name="gr6" draw:text-style-name="P1" draw:layer="layout" svg:width="0.153cm" svg:height="0.152cm" svg:x="1.787cm" svg:y="2.803cm">
          <text:p/>
          <draw:enhanced-geometry svg:viewBox="0 0 21600 21600" draw:glue-points="10800 0 3163 3163 0 10800 3163 18437 10800 21600 18437 18437 21600 10800 18437 3163" draw:text-areas="3163 3163 18437 18437" draw:mirror-vertical="tru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3.901cm" svg:y1="2.55cm" svg:x2="5.923cm" svg:y2="2.55cm">
          <text:p/>
        </draw:line>
        <draw:line draw:style-name="gr1" draw:text-style-name="P1" draw:layer="layout" svg:x1="1.807cm" svg:y1="2.934cm" svg:x2="1.919cm" svg:y2="2.823cm">
          <text:p/>
        </draw:line>
        <draw:line draw:style-name="gr1" draw:text-style-name="P1" draw:layer="layout" svg:x1="1.919cm" svg:y1="2.934cm" svg:x2="1.807cm" svg:y2="2.823cm">
          <text:p/>
        </draw:line>
        <draw:custom-shape draw:style-name="gr6" draw:text-style-name="P1" draw:layer="layout" svg:width="0.153cm" svg:height="0.152cm" svg:x="3.829cm" svg:y="2.813cm">
          <text:p/>
          <draw:enhanced-geometry svg:viewBox="0 0 21600 21600" draw:glue-points="10800 0 3163 3163 0 10800 3163 18437 10800 21600 18437 18437 21600 10800 18437 3163" draw:text-areas="3163 3163 18437 18437" draw:mirror-vertical="tru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" draw:layer="layout" svg:width="0.041cm" svg:height="0.041cm" svg:x="3.884cm" svg:y="2.86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6" draw:text-style-name="P1" draw:layer="layout" svg:width="0.153cm" svg:height="0.152cm" svg:x="7.933cm" svg:y="2.853cm">
          <text:p/>
          <draw:enhanced-geometry svg:viewBox="0 0 21600 21600" draw:glue-points="10800 0 3163 3163 0 10800 3163 18437 10800 21600 18437 18437 21600 10800 18437 3163" draw:text-areas="3163 3163 18437 18437" draw:mirror-vertical="tru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" draw:layer="layout" svg:width="0.041cm" svg:height="0.041cm" svg:x="7.988cm" svg:y="2.90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6" draw:text-style-name="P1" draw:layer="layout" svg:width="0.153cm" svg:height="0.152cm" svg:x="5.871cm" svg:y="2.802cm">
          <text:p/>
          <draw:enhanced-geometry svg:viewBox="0 0 21600 21600" draw:glue-points="10800 0 3163 3163 0 10800 3163 18437 10800 21600 18437 18437 21600 10800 18437 3163" draw:text-areas="3163 3163 18437 18437" draw:mirror-vertical="tru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5.891cm" svg:y1="2.934cm" svg:x2="6.003cm" svg:y2="2.823cm">
          <text:p/>
        </draw:line>
        <draw:line draw:style-name="gr1" draw:text-style-name="P1" draw:layer="layout" svg:x1="6.003cm" svg:y1="2.934cm" svg:x2="5.891cm" svg:y2="2.823cm">
          <text:p/>
        </draw:line>
        <draw:line draw:style-name="gr1" draw:text-style-name="P1" draw:layer="layout" svg:x1="1.392cm" svg:y1="2.54cm" svg:x2="1.849cm" svg:y2="2.54cm">
          <text:p/>
        </draw:line>
        <draw:line draw:style-name="gr1" draw:text-style-name="P1" draw:layer="layout" svg:x1="7.955cm" svg:y1="2.55cm" svg:x2="8.27cm" svg:y2="2.55cm">
          <text:p/>
        </draw:line>
        <draw:custom-shape draw:style-name="gr6" draw:text-style-name="P1" draw:id="id4" draw:layer="layout" svg:width="6.848cm" svg:height="0.264cm" svg:x="1.411cm" svg:y="3.281cm">
          <draw:glue-point draw:id="4" svg:x="2.343cm" svg:y="0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id="id3" draw:layer="layout" svg:width="2.032cm" svg:height="0.802cm" svg:x="6.299cm" svg:y="0.174cm">
          <draw:text-box>
            <text:p><text:span text:style-name="T1">گھومتا حصہ</text:span></text:p>
          </draw:text-box>
        </draw:frame>
        <draw:frame draw:style-name="gr8" draw:text-style-name="P2" draw:id="id1" draw:layer="layout" svg:width="2.062cm" svg:height="0.802cm" svg:x="4.409cm" svg:y="0.05cm">
          <draw:text-box>
            <text:p><text:span text:style-name="T1">ساکن حصہ</text:span></text:p>
          </draw:text-box>
        </draw:frame>
        <draw:connector draw:style-name="gr2" draw:text-style-name="P1" draw:layer="layout" draw:type="curve" draw:line-skew="-0.506cm" svg:x1="5.44cm" svg:y1="0.852cm" svg:x2="4.531cm" svg:y2="2.814cm" draw:start-shape="id1" draw:start-glue-point="2" draw:end-shape="id2" draw:end-glue-point="4" svg:d="m5440 852c0 567-909-414-909 1962">
          <text:p/>
        </draw:connector>
        <draw:connector draw:style-name="gr2" draw:text-style-name="P1" draw:layer="layout" draw:type="curve" draw:line-skew="-0.567cm" svg:x1="7.315cm" svg:y1="0.976cm" svg:x2="6.439cm" svg:y2="3.413cm" draw:start-shape="id3" draw:start-glue-point="2" draw:end-shape="id4" draw:end-glue-point="4" svg:d="m7315 976c0 879-876-339-876 2437">
          <text:p/>
        </draw:connector>
        <draw:frame draw:style-name="gr8" draw:text-style-name="P2" draw:id="id5" draw:layer="layout" svg:width="1.108cm" svg:height="0.802cm" svg:x="3.576cm" svg:y="0.457cm">
          <draw:text-box>
            <text:p><text:span text:style-name="T1">خلاء</text:span></text:p>
          </draw:text-box>
          <draw:glue-point draw:id="4" svg:x="-1.696cm" svg:y="0.174cm"/>
          <draw:glue-point draw:id="5" svg:x="-0.234cm" svg:y="2.094cm"/>
        </draw:frame>
        <draw:connector draw:style-name="gr2" draw:text-style-name="P1" draw:layer="layout" draw:type="curve" svg:x1="4.105cm" svg:y1="1.025cm" svg:x2="3.669cm" svg:y2="3.196cm" draw:start-shape="id5" draw:start-glue-point="5" svg:d="m4105 1025c0 2179-436 1094-436 21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24T09:44:28</dc:date>
    <dc:creator>khalid khan</dc:creator>
    <meta:editing-duration>PT05H53M19S</meta:editing-duration>
    <meta:editing-cycles>37</meta:editing-cycles>
    <meta:generator>OpenOffice.org/3.1$Linux OpenOffice.org_project/310m19$Build-9420</meta:generator>
    <meta:document-statistic meta:object-count="39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2</math:mn>
      <math:mo math:stretchy="false">π</math:mo>
    </math:mrow>
    <math:annotation math:encoding="StarMath 5.0">2%pi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2</math:mn>
    </math:mfrac>
    <math:annotation math:encoding="StarMath 5.0">{N i} over 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frac>
        <math:mrow>
          <math:mi>N</math:mi>
          <math:mi>i</math:mi>
        </math:mrow>
        <math:mn>2</math:mn>
      </math:mfrac>
    </math:mrow>
    <math:annotation math:encoding="StarMath 5.0">-{{N i} over {2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